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language="ca" fo:country="ES" officeooo:rsid="001785c2" officeooo:paragraph-rsid="001785c2"/>
    </style:style>
    <style:style style:name="P2" style:family="paragraph" style:parent-style-name="Standard">
      <style:paragraph-properties fo:text-align="justify" style:justify-single-word="false"/>
      <style:text-properties style:font-name="Calibri" fo:language="ca" fo:country="ES" officeooo:rsid="0016de25" officeooo:paragraph-rsid="0016de25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6pt" fo:language="ca" fo:country="ES" officeooo:rsid="0019d81d" officeooo:paragraph-rsid="0019d81d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2pt" fo:language="ca" fo:country="ES" officeooo:rsid="0016de25" officeooo:paragraph-rsid="0016de25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22pt" fo:language="ca" fo:country="ES" officeooo:rsid="0016de25" officeooo:paragraph-rsid="0016de25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2pt" fo:language="ca" fo:country="ES" officeooo:rsid="001785c2" officeooo:paragraph-rsid="001785c2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style:font-name="Calibri" fo:font-size="14pt" fo:language="ca" fo:country="ES" officeooo:rsid="001785c2" officeooo:paragraph-rsid="001785c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language="ca" fo:country="ES" officeooo:rsid="001785c2" officeooo:paragraph-rsid="001785c2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language="ca" fo:country="ES" officeooo:rsid="0019d81d" officeooo:paragraph-rsid="0019d81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language="ca" fo:country="ES" officeooo:rsid="0019d81d" officeooo:paragraph-rsid="001a0777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language="ca" fo:country="ES" officeooo:rsid="0019d81d" officeooo:paragraph-rsid="0019d81d" style:font-size-asian="12pt" style:font-size-complex="12pt"/>
    </style:style>
    <style:style style:name="T1" style:family="text">
      <style:text-properties officeooo:rsid="001a0777"/>
    </style:style>
    <style:style style:name="T2" style:family="text">
      <style:text-properties officeooo:rsid="001a193a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4">Documentació de la Pràctica 1:</text:p>
      <text:p text:style-name="P6">Cerca local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Oriol Pascual</text:p>
      <text:p text:style-name="P7">Jordi Donadeu</text:p>
      <text:p text:style-name="P7">Oriol Vidal</text:p>
      <text:p text:style-name="P7"/>
      <text:p text:style-name="P7">QT1 2018-2019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3">Descripció de la implementació de l’estat</text:p>
      <text:p text:style-name="P3"/>
      <text:p text:style-name="P9">Per tal d’implementar l’estat <text:span text:style-name="T1">que ens demanava el problema vam crear una classe anomenada ProbCentralBoard amb els següents atributs:</text:span></text:p>
      <text:p text:style-name="P9"/>
      <text:p text:style-name="P10">- <text:span text:style-name="T1">Un objecte de tipus Centrales</text:span></text:p>
      <text:p text:style-name="P10">- <text:span text:style-name="T1">Un objecte</text:span> <text:span text:style-name="T1">de tipus Clientes</text:span></text:p>
      <text:p text:style-name="P10">- <text:span text:style-name="T1">El número de clients i de centrals</text:span></text:p>
      <text:p text:style-name="P10">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scripció dels operadors escollits</text:p>
      <text:p text:style-name="P3"/>
      <text:p text:style-name="P9">- <text:span text:style-name="T2">Moure client:</text:span></text:p>
      <text:p text:style-name="P9">- <text:span text:style-name="T2">Buidar central:</text:span></text:p>
      <text:p text:style-name="P9">- <text:span text:style-name="T2">Buidar central amb més potencial:</text:span></text:p>
      <text:p text:style-name="P9">- <text:span text:style-name="T2">Intercanviar clients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escripció de les estratègies per trobar la solució inicial</text:p>
      <text:p text:style-name="P3"/>
      <text:p text:style-name="P3"/>
      <text:p text:style-name="P11">Ajunta clients garantitzats amb la central que pugui assumir l'energia demanada, <text:span text:style-name="T2">explicar més</text:span></text:p>
      <text:p text:style-name="P11"/>
      <text:p text:style-name="P11">Ajunta clients garantitzats amb la central mes aprop que pugui assumir l'energia</text:p>
      <text:p text:style-name="P3"/>
      <text:p text:style-name="P3"/>
      <text:p text:style-name="P3"/>
      <text:p text:style-name="P3"/>
      <text:p text:style-name="P3"/>
      <text:p text:style-name="P3">Descripció de la funció heurística</text:p>
      <text:p text:style-name="P3"/>
      <text:p text:style-name="P11">double consum_clients = board.getConsumClients(); </text:p>
      <text:p text:style-name="P11">double consum_centrals= board.getConsumCentrals(); //serà el sumatori del cost de totes les centrals q tinguin algun client</text:p>
      <text:p text:style-name="P11">double compensacio_clients = board.getCompensacio(); </text:p>
      <text:p text:style-name="P11"><text:span text:style-name="T2">h</text:span>eur=(consum_clients - consum_centrals – compensacio_clients);</text:p>
      <text:p text:style-name="P11">return -1*(heur); </text:p>
      <text:p text:style-name="P3"/>
      <text:p text:style-name="P3"/>
      <text:p text:style-name="P3"/>
      <text:p text:style-name="P3">Experi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06:08.257000000</meta:creation-date>
    <dc:date>2018-10-22T15:02:06.468000000</dc:date>
    <meta:editing-duration>PT5M6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27" meta:word-count="150" meta:character-count="1071" meta:non-whitespace-character-count="944"/>
  </office:meta>
</office:document-meta>
</file>